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6e1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6e1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6e1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6e1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6e1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6e1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6e1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6e1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6e1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6e1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6e1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6e1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6e1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6e1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6e1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6e1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6e1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César Humberto Noriega Agostinone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8/3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14008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ulio César Noriega Villacreses
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41582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39.56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5" meta:non-whitespace-character-count="1007"/>
    <meta:template xlink:type="simple" xlink:actuate="onRequest" xlink:title="Normal" xlink:href=""/>
  </office:meta>
</office:document-meta>
</file>